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Assertion.getByteArraySlice( byte [ ] array , int begin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Assertion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ssertion.getResultBody( byte [ ] result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Assertion.getResult( SampleResult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